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3" style:family="paragraph" style:parent-style-name="Preformatted_20_Text">
      <style:text-properties fo:background-color="#000000"/>
    </style:style>
    <style:style style:name="P4" style:family="paragraph" style:parent-style-name="Preformatted_20_Text">
      <style:paragraph-properties fo:margin-top="0in" fo:margin-bottom="0.1965in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margin-left="0.0043in" fo:margin-right="-0.4126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section text:style-name="Sect2" text:name="Section2">
          <text:p text:style-name="P1"><text:bookmark text:name="cont"/>G <text:s text:c="11"/>C/G <text:s/>G <text:s text:c="16"/>F <text:s text:c="2"/>C</text:p>
          <text:p text:style-name="P1">I can't light <text:s text:c="7"/>no more of your <text:s text:c="3"/>darkness</text:p>
          <text:p text:style-name="P1">F <text:s text:c="14"/>Bb/F <text:s text:c="2"/>F <text:s text:c="25"/>G <text:s text:c="6"/>C/G <text:s text:c="5"/>G</text:p>
          <text:p text:style-name="P1">All my pictures <text:s text:c="8"/>seem to fade to black and white</text:p>
          <text:p text:style-name="P1">G <text:s text:c="15"/>C/G <text:s/>G <text:s text:c="24"/>F <text:s text:c="5"/>C</text:p>
          <text:p text:style-name="P1">I'm growing tired <text:s text:c="8"/>and time stands still before me</text:p>
          <text:p text:style-name="P1">F <text:s text:c="9"/>Bb/F <text:s text:c="2"/>F <text:s text:c="22"/>G <text:s text:c="5"/>C/G <text:s text:c="4"/>G</text:p>
          <text:p text:style-name="P1">Frozen here <text:s text:c="10"/>on the ladder of my life</text:p>
          <text:p text:style-name="P1">G <text:s text:c="6"/>C/G <text:s/>G <text:s text:c="22"/>F <text:s text:c="6"/>C <text:s text:c="4"/></text:p>
          <text:p text:style-name="P1">Too late <text:s text:c="8"/>to save myself from falling</text:p>
          <text:p text:style-name="P1">F <text:s text:c="13"/>Bb/F <text:s/>F <text:s text:c="26"/>G <text:s text:c="4"/>C/G <text:s text:c="2"/>G</text:p>
          <text:p text:style-name="P1">I took a chance <text:s text:c="9"/>and changed your way of life</text:p>
          <text:p text:style-name="P1">G <text:s text:c="14"/>C/G <text:s/>G <text:s text:c="19"/>F <text:s text:c="5"/>C</text:p>
          <text:p text:style-name="P1">But you misread <text:s text:c="8"/>my meaning when I met you</text:p>
          <text:p text:style-name="P1">F <text:s text:c="13"/>Bb/F <text:s/>F <text:s text:c="13"/>C/G <text:s text:c="11"/>G</text:p>
          <text:p text:style-name="P1">Closed the door <text:s text:c="8"/>and left me blinded by the light</text:p>
          <text:p text:style-name="P1"/>
          <text:p text:style-name="P1">C <text:s text:c="19"/>C/Bb</text:p>
          <text:p text:style-name="P1">Don't let the sun go down on me</text:p>
          <text:p text:style-name="P1">Am <text:s text:c="35"/>D7/F#</text:p>
          <text:p text:style-name="P1">Although I search myself, it's always someone else I see</text:p>
          <text:p text:style-name="P1">C/G <text:s text:c="30"/>F/G <text:s/>G <text:s text:c="11"/>C <text:s text:c="7"/>C/Bb</text:p>
          <text:p text:style-name="P1">I'd just allow a fragment of your life <text:s text:c="3"/>to wander free</text:p>
          <text:p text:style-name="P1"><text:s text:c="4"/>Am <text:s text:c="27"/>Dm <text:s/>C/E <text:s/>F <text:s text:c="3"/>C/G <text:s/>G <text:s/>C</text:p>
          <text:p text:style-name="P1">But losing everything is like the sun go---ing <text:s/>down on me</text:p>
          <text:p text:style-name="P1"/>
          <text:p text:style-name="P1">C/Bb <text:s text:c="2"/>Am <text:s text:c="2"/>G <text:s text:c="4"/>F</text:p>
          <text:p text:style-name="P1"/>
          <text:p text:style-name="P1">G <text:s text:c="10"/>C/G <text:s/>G <text:s text:c="18"/>F <text:s text:c="8"/>C</text:p>
          <text:p text:style-name="P1">I can't find, <text:s text:c="7"/>oh the right romantic line</text:p>
          <text:p text:style-name="P1">F <text:s text:c="13"/>Bb/F <text:s/>F <text:s text:c="19"/>G <text:s text:c="4"/>C/G <text:s text:c="2"/>G</text:p>
          <text:p text:style-name="P1">But see me once <text:s text:c="8"/>and see the way I feel</text:p>
          <text:p text:style-name="P1">G <text:s text:c="14"/>C/G <text:s/>G <text:s text:c="19"/>F <text:s text:c="15"/>C</text:p>
          <text:p text:style-name="P1">Don't discard me <text:s text:c="8"/>just because you think I mean you harm</text:p>
          <text:p text:style-name="P1">F <text:s text:c="19"/>Bb/F <text:s/>F <text:s text:c="9"/>C/G <text:s text:c="14"/>G</text:p>
          <text:p text:style-name="P1">But these cuts I have <text:s text:c="6"/>they need love to help them heal</text:p>
          <text:p text:style-name="P1"/>
          <text:p text:style-name="P1">C <text:s text:c="19"/>C/Bb</text:p>
          <text:p text:style-name="P1">Don't let the sun go down on me</text:p>
          <text:p text:style-name="P1">Am <text:s text:c="35"/>D7/F#</text:p>
          <text:p text:style-name="P1">Although I search myself, it's always someone else I see</text:p>
          <text:p text:style-name="P1">C/G <text:s text:c="30"/>F/G <text:s/>G <text:s text:c="11"/>C <text:s text:c="7"/>C/Bb</text:p>
          <text:p text:style-name="P1">I'd just allow a fragment of your life <text:s text:c="3"/>to wander free</text:p>
          <text:p text:style-name="P1"><text:s text:c="4"/>Am <text:s text:c="27"/>Dm <text:s/>C/E <text:s/>F <text:s text:c="3"/>C/G <text:s/>G <text:s/>C</text:p>
          <text:p text:style-name="P1">But losing everything is like the sun go---ing <text:s/>down on me</text:p>
          <text:p text:style-name="P1"><text:soft-page-break/></text:p>
          <text:p text:style-name="P1">C/Bb <text:s text:c="3"/>Am <text:s text:c="3"/>Ab <text:s text:c="3"/>Bb</text:p>
          <text:p text:style-name="P1"/>
          <text:p text:style-name="P1">C <text:s text:c="19"/>C/Bb</text:p>
          <text:p text:style-name="P1">Don't let the sun go down on me</text:p>
          <text:p text:style-name="P1">Am <text:s text:c="35"/>D7/F#</text:p>
          <text:p text:style-name="P1">Although I search myself, it's always someone else I see</text:p>
          <text:p text:style-name="P1">C/G <text:s text:c="30"/>F/G <text:s/>G <text:s text:c="11"/>C <text:s text:c="7"/>C/Bb</text:p>
          <text:p text:style-name="P1">I'd just allow a fragment of your life <text:s text:c="3"/>to wander free</text:p>
          <text:p text:style-name="P1"><text:s text:c="4"/>Am <text:s text:c="27"/>Dm <text:s/>C/E <text:s/>F <text:s text:c="3"/>C/G <text:s/>G <text:s/>C</text:p>
          <text:p text:style-name="P1">But losing everything is like the sun go---ing <text:s/>down on me</text:p>
          <text:p text:style-name="P1"/>
          <text:p text:style-name="P1">C/Bb <text:s text:c="3"/>Am <text:s text:c="3"/>Ab <text:s text:c="3"/>Bb <text:s text:c="3"/>C</text:p>
        </text:section>
      </text:section>
      <text:p text:style-name="P1"/>
      <text:section text:style-name="Sect1" text:name="scroll_holder">
        <text:section text:style-name="Sect1" text:name="cont">
          <text:p text:style-name="P1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page-layout style:name="Mpm1">
      <style:page-layout-properties fo:page-width="8.5in" fo:page-height="11in" style:num-format="1" style:print-orientation="portrait" fo:margin-top="0.1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4898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on't Let the Sun Go Down – E. John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9:31:32.25</meta:creation-date>
    <dc:date>2013-03-11T19:48:38.23</dc:date>
    <meta:editing-duration>PT4M54S</meta:editing-duration>
    <meta:editing-cycles>1</meta:editing-cycles>
    <meta:generator>OpenOffice.org/3.4.1$Win32 OpenOffice.org_project/341m1$Build-9593</meta:generator>
    <meta:document-statistic meta:table-count="0" meta:image-count="0" meta:object-count="0" meta:page-count="2" meta:paragraph-count="52" meta:word-count="369" meta:character-count="2558"/>
  </office:meta>
</office:document-meta>
</file>